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9D50000008BE0CA309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ae-granad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text-outline="false" style:text-line-through-style="none" style:font-name="ae-granada" fo:font-size="10pt" fo:language="es" fo:country="VE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text-outline="false" style:text-line-through-style="none" style:font-name="ae-granada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style:text-emphasize="none"/>
    </style:style>
    <style:style style:name="P8" style:family="paragraph" style:parent-style-name="Standard">
      <style:paragraph-properties fo:margin-top="0cm" fo:margin-bottom="0cm" fo:line-height="100%" fo:text-align="justify" style:justify-single-word="false" fo:orphans="2" fo:widows="2" fo:hyphenation-ladder-count="no-limit" style:writing-mode="lr-tb">
        <style:tab-stops>
          <style:tab-stop style:position="0.721cm"/>
        </style:tab-stops>
      </style:paragraph-properties>
      <style:text-properties fo:color="#000000" style:text-outline="false" style:text-line-through-style="none" style:font-name="ae-granada" fo:font-size="10.5pt" fo:font-style="normal" fo:text-shadow="none" style:text-underline-style="none" fo:font-weight="bold" fo:background-color="transparent" style:font-size-asian="10.5pt" style:font-style-asian="normal" style:font-weight-asian="bold" style:font-name-complex="Arial" style:font-size-complex="10.5pt" style:font-style-complex="normal" style:font-weight-complex="bold" style:text-emphasize="none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ae-granada" fo:font-size="10pt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2" style:family="paragraph" style:parent-style-name="WW-Texto_20_independiente_20_3">
      <style:text-properties style:font-name="ae-granada" fo:font-size="10pt" fo:language="es" fo:country="ES" style:font-size-asian="10pt" style:font-size-complex="10pt"/>
    </style:style>
    <style:style style:name="P13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.044cm" fo:margin-top="0cm" fo:margin-bottom="0cm" fo:line-height="100%" fo:text-align="justify" style:justify-single-word="false" fo:text-indent="0cm" style:auto-text-indent="false"/>
      <style:text-properties fo:color="#000000" style:text-outline="false" style:text-line-through-style="none" style:font-name="ae-granada" fo:font-size="10.5pt" fo:language="es" fo:country="VE" fo:font-style="normal" fo:text-shadow="none" style:text-underline-style="none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/>
    </style:style>
    <style:style style:name="P16" style:family="paragraph" style:parent-style-name="Preformatted_20_Text">
      <style:paragraph-properties fo:margin-top="0cm" fo:margin-bottom="0cm"/>
      <style:text-properties style:font-name="ae-granada" fo:font-size="10pt" fo:font-weight="bold" style:font-size-asian="10pt" style:font-weight-asian="bold" style:font-size-complex="10pt" style:font-weight-complex="bold"/>
    </style:style>
    <style:style style:name="P17" style:family="paragraph" style:parent-style-name="Heading_20_1">
      <style:paragraph-properties fo:text-align="center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ae-granada" fo:font-size="10pt" fo:letter-spacing="normal" fo:language="es" fo:country="CR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/>
    </style:style>
    <style:style style:name="T3" style:family="text">
      <style:text-properties fo:font-variant="normal" fo:text-transform="none" style:use-window-font-color="true" style:font-name="ae-granada" fo:font-size="10pt" fo:letter-spacing="normal" fo:language="es" fo:country="CR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font-name="ae-granada" fo:font-size="10pt" fo:letter-spacing="normal" fo:language="es" fo:country="VE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font-name="ae-granada" fo:font-size="10.5pt" fo:letter-spacing="normal" fo:language="es" fo:country="VE" fo:font-style="normal" fo:text-shadow="none" style:text-underline-style="none" fo:font-weight="normal" fo:background-color="transparent" style:font-name-asian="Times New Roman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0000" style:background-transparency="0%" style:mirror="none" fo:clip="rect(0cm, 0cm, 0cm, 0cm)" draw:luminance="0%" draw:contrast="0%" draw:red="0%" draw:green="0%" draw:blue="0%" draw:gamma="8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REUNIÓN Nº O 09-2013 I ORDINARIA</text:p>
      <text:p text:style-name="P9">CONSEJO DIRECTIVO DE LA FUNDACIÓN CENDITEL</text:p>
      <text:p text:style-name="P9">30 DE SEPTIEMBRE 2013</text:p>
      <text:h text:style-name="P17" text:outline-level="1"/>
      <text:p text:style-name="P9"/>
      <text:h text:style-name="P17" text:outline-level="1">AGENDA</text:h>
      <text:p text:style-name="P10"/>
      <text:p text:style-name="P10">Lugar: <text:s/><text:tab/><text:span text:style-name="T1">CENDITEL</text:span></text:p>
      <text:p text:style-name="P12">Hora: <text:tab/><text:tab/><text:span text:style-name="T1">8:30 a.m.</text:span></text:p>
      <text:p text:style-name="P13"><text:span text:style-name="T7">Fecha:</text:span> <text:span text:style-name="T6"><text:s/><text:tab/>30/09/2013</text:span></text:p>
      <text:p text:style-name="P14"/>
      <text:p text:style-name="P7"/>
      <text:p text:style-name="P7">i.- <text:tab/>Consideración de la Agenda</text:p>
      <text:p text:style-name="P7"/>
      <text:p text:style-name="P8">ii.-<text:tab/><text:tab/>Consideración del Acta N° O- 08- 2013 I Ordinaria de fecha 26 de agosto <text:tab/>de 2013.</text:p>
      <text:p text:style-name="P8"/>
      <text:p text:style-name="P6"><text:span text:style-name="T7">1.- <text:s/><text:tab/>INFORMACIÓN DE PRESIDENCIA</text:span>.</text:p>
      <text:p text:style-name="P15"><text:tab/>1.1.-<text:tab/><text:span text:style-name="T8">Información sobre próxima apertura del procedimiento de Auditoría Interna de la <text:tab/>Fundación CENDITEL.</text:span></text:p>
      <text:p text:style-name="P5"><text:span text:style-name="Fuente_20_de_20_párrafo_20_predeter."><text:span text:style-name="T2"><text:tab/></text:span></text:span></text:p>
      <text:p text:style-name="P5"><text:span text:style-name="Fuente_20_de_20_párrafo_20_predeter."><text:span text:style-name="T2"><text:tab/>1</text:span></text:span><text:span text:style-name="Fuente_20_de_20_párrafo_20_predeter."><text:span text:style-name="T4">.2.- </text:span></text:span><text:span text:style-name="Fuente_20_de_20_párrafo_20_predeter."><text:span text:style-name="T3"><text:s text:c="2"/><text:tab/>Presentación del Proyecto Televisión Digital Abierta</text:span></text:span><text:span text:style-name="Fuente_20_de_20_párrafo_20_predeter."><text:span text:style-name="T5">. </text:span></text:span></text:p>
      <text:p text:style-name="P5"><text:span text:style-name="Fuente_20_de_20_párrafo_20_predeter."><text:span text:style-name="T3"><text:tab/> <text:s text:c="287"/></text:span></text:span></text:p>
      <text:p text:style-name="P16">2.- <text:s/><text:tab/>ASUNTOS RELACIONADOS A PRESUPUESTO.</text:p>
      <text:p text:style-name="P3"><text:tab/>2.1.- <text:tab/>Modificación presupuestaria para dotación de uniformes y tazas para el consumo <text:tab/>de bebidas del personal de la Fundación CENDITEL. </text:p>
      <text:p text:style-name="P3"/>
      <text:p text:style-name="P3"><text:span text:style-name="T7">3.- </text:span><text:s text:c="4"/><text:tab/><text:span text:style-name="T7">ASUNTOS RELACIONADOS A FINANZAS.</text:span></text:p>
      <text:p text:style-name="P4"><text:tab/><text:span text:style-name="T1">3.1.- <text:tab/>Situación de intento de fraude electrónico en cuenta del Banco de Venezuela, <text:tab/>contra la Fundación CENDITEL.</text:span></text:p>
      <text:p text:style-name="P3"/>
      <text:p text:style-name="P3">4.- <text:tab/><text:span text:style-name="T7">ASUNTOS RELACIONADOS A LA COMISIÓN DE CONTRATACIONES.</text:span></text:p>
      <text:p text:style-name="P3"><text:tab/>4.1.- <text:tab/>Información de la Comisión de Contrata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 PL UMing HK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Arial1" fo:font-size="79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Numbering_20_1" style:display-name="Numbering 1" style:family="paragraph" style:parent-style-name="List" style:default-outline-level="1" style:list-style-name="List_20_1" style:class="lis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s" fo:country="VE" fo:font-weight="normal" fo:background-color="transparen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end" style:justify-single-word="false" fo:text-indent="0cm" style:auto-text-indent="false" fo:keep-with-next="always"/>
      <style:text-properties fo:color="#000080" style:font-name="Arial" fo:font-size="8pt" fo:font-weight="bold" style:font-size-asian="8pt" style:font-weight-asian="bold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style:font-name="Arial" fo:font-size="11pt" fo:language="es" fo:country="VE" fo:font-weight="bold" style:font-size-asian="11pt" style:font-weight-asian="bold" style:font-name-complex="Arial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ff0000" style:background-transparency="0%" style:mirror="none" fo:clip="rect(0cm, 0cm, 0cm, 0cm)" draw:luminance="0%" draw:contrast="0%" draw:red="0%" draw:green="0%" draw:blue="0%" draw:gamma="8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.598cm" fo:margin-left="2.1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32cm" fo:margin-left="0cm" fo:margin-right="0cm" fo:margin-bottom="0.499cm"/>
      </style:header-style>
      <style:footer-style>
        <style:header-footer-properties svg:height="1.19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026cm" svg:y="0.152cm" svg:width="17.408cm" svg:height="0.691cm" draw:z-index="0"><draw:image xlink:href="Pictures/10000000000009D50000008BE0CA3094.png" xlink:type="simple" xlink:show="embed" xlink:actuate="onLoad"/></draw:frame></text:p>
        <text:p text:style-name="MP1"/>
      </style:header>
      <style:footer>
        <text:p text:style-name="MP2">FUNDACIÓN CENTRO NACIONAL DE DESARROLLO E INVESTIGACIÓN EN TECNOLOGÍAS LIBRES (CENDITEL) Avenida Alberto Carnevali, vía La Hechicera, Edificio CENDITEL. Teléfono: (0274)6574336-8084938. Apartado Postal: 078. Código Postal: 5101A. RIF: G-20007349-7. Mérida-Venezuela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Quintero</meta:initial-creator>
    <meta:creation-date>2011-03-21T14:19:25</meta:creation-date>
    <meta:print-date>2013-04-18T10:12:06</meta:print-date>
    <dc:date>2013-10-01T10:04:24</dc:date>
    <meta:editing-duration>P7DT7H35M1S</meta:editing-duration>
    <meta:editing-cycles>256</meta:editing-cycles>
    <meta:generator>LibreOffice/3.3$Unix LibreOffice_project/330m19$Build-8</meta:generator>
    <meta:document-statistic meta:table-count="0" meta:image-count="1" meta:object-count="0" meta:page-count="1" meta:paragraph-count="21" meta:word-count="163" meta:character-count="1478"/>
  </office:meta>
</office:document-meta>
</file>